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4" style:family="graphic" style:parent-style-name="standard">
      <style:graphic-properties svg:stroke-width="0.4cm" draw:fill="none" draw:fill-color="#ffffff" fo:padding-top="0.15cm" fo:padding-bottom="0.15cm" fo:padding-left="0.15cm" fo:padding-right="0.15cm"/>
    </style:style>
    <style:style style:name="gr5" style:family="graphic" style:parent-style-name="standard">
      <style:graphic-properties draw:stroke="none" draw:fill="none" draw:textarea-horizontal-align="center" draw:textarea-vertical-align="middle" draw:auto-grow-width="true" fo:min-height="0.842cm" fo:min-width="3.158cm"/>
    </style:style>
  </office:automatic-styles>
  <office:body>
    <office:drawing>
      <draw:page draw:name="page1" draw:style-name="dp1" draw:master-page-name="Default">
        <draw:g>
          <draw:glue-point draw:id="4" svg:x="4.333cm" svg:y="-5cm"/>
          <draw:glue-point draw:id="5" svg:x="-5cm" svg:y="-1.842cm"/>
          <draw:glue-point draw:id="6" svg:x="0cm" svg:y="-2.368cm"/>
          <draw:line draw:style-name="gr1" draw:layer="layout" svg:x1="0cm" svg:y1="0cm" svg:x2="3.158cm" svg:y2="1.053cm">
            <text:p/>
          </draw:line>
          <draw:line draw:style-name="gr2" draw:layer="layout" svg:x1="2.947cm" svg:y1="0cm" svg:x2="2.947cm" svg:y2="0.211cm">
            <text:p/>
          </draw:line>
          <draw:line draw:style-name="gr3" draw:layer="layout" svg:x1="0cm" svg:y1="0.632cm" svg:x2="2.526cm" svg:y2="0.632cm">
            <text:p/>
          </draw:line>
          <draw:line draw:style-name="gr4" draw:layer="layout" svg:x1="2.526cm" svg:y1="0.211cm" svg:x2="2.526cm" svg:y2="1.053cm">
            <text:p/>
          </draw:line>
          <draw:rect draw:style-name="gr2" draw:layer="layout" svg:width="2.737cm" svg:height="0.842cm" svg:x="0.421cm" svg:y="0.211cm">
            <text:p/>
          </draw:rect>
          <draw:polyline draw:style-name="gr3" draw:layer="layout" svg:width="1.684cm" svg:height="0.421cm" svg:x="0.632cm" svg:y="0.421cm" svg:viewBox="0 0 1685 422" draw:points="0,0 0,422 421,0 421,422 842,0 842,422 1263,0 1263,422 1685,0 1685,422">
            <text:p/>
          </draw:polyline>
          <draw:frame draw:style-name="gr5" draw:layer="layout" svg:width="3.158cm" svg:height="1.025cm" svg:x="0cm" svg:y="1.067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SEIJack</dc:title>
    <meta:creation-date>2011-02-07T17:05:58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